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22c" officeooo:paragraph-rsid="0007722c"/>
    </style:style>
    <style:style style:name="P2" style:family="paragraph" style:parent-style-name="Standard">
      <style:text-properties style:text-underline-style="solid" style:text-underline-width="auto" style:text-underline-color="font-color" officeooo:rsid="0007722c" officeooo:paragraph-rsid="0007722c"/>
    </style:style>
    <style:style style:name="P3" style:family="paragraph" style:parent-style-name="Standard">
      <style:text-properties fo:font-style="italic" officeooo:rsid="0007722c" officeooo:paragraph-rsid="0007722c" style:font-style-asian="italic" style:font-style-complex="italic"/>
    </style:style>
    <style:style style:name="T1" style:family="text">
      <style:text-properties fo:color="#ff8000"/>
    </style:style>
    <style:style style:name="T2" style:family="text">
      <style:text-properties fo:color="#ff0000"/>
    </style:style>
    <style:style style:name="T3" style:family="text">
      <style:text-properties fo:color="#729fcf"/>
    </style:style>
    <style:style style:name="T4" style:family="text">
      <style:text-properties fo:color="#069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ítulo en negrita</text:p>
      <text:h text:style-name="Heading_20_1" text:outline-level="1">Heading 1</text:h>
      <text:h text:style-name="Heading_20_1" text:outline-level="1">Heading 2</text:h>
      <text:p text:style-name="P1"><text:span text:style-name="T1">Texto</text:span> <text:span text:style-name="T2">en</text:span> <text:span text:style-name="T3">muchos</text:span> <text:span text:style-name="T4">colores</text:span></text:p>
      <text:p text:style-name="P1"/>
      <text:p text:style-name="P2">Texto subrayado</text:p>
      <text:p text:style-name="P1"/>
      <text:p text:style-name="P3">Texto en cursiv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8:00:38.571415373</meta:creation-date>
    <dc:date>2022-05-20T18:02:32.965415068</dc:date>
    <meta:editing-duration>PT1M57S</meta:editing-duration>
    <meta:editing-cycles>1</meta:editing-cycles>
    <meta:document-statistic meta:table-count="0" meta:image-count="0" meta:object-count="0" meta:page-count="1" meta:paragraph-count="6" meta:word-count="16" meta:character-count="89" meta:non-whitespace-character-count="79"/>
    <meta:generator>LibreOffice/6.4.7.2$Linux_X86_64 LibreOffice_project/40$Build-2</meta:generator>
  </office:meta>
</office:document-meta>
</file>